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tyle="normal" fo:font-weight="normal" officeooo:rsid="00025ba2" officeooo:paragraph-rsid="00025ba2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25b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Some Unnamed Shooter Game"</text:p>
      <text:p text:style-name="P1">by Zachary Haney</text:p>
      <text:p text:style-name="P1">and Spencer Hanson</text:p>
      <text:p text:style-name="P1"/>
      <text:p text:style-name="P2"><text:tab/><text:span text:style-name="T1">This game is a game of the Danmaku genre. Danmaku, more commonly known as "Bullet Hell" is a type of scrolling shoot-em-up where enemies send down curtains of bullets that the player must navigate through by using a ship with a small hit box, while simultaneously shooting back at the enemies in order to score points. Stages in danmaku games consist of several waves of enemies shooting various patterns of bullets. A typical stage is punctuated by an encounter with a boss, which is significantly tougher than the stage enemies, and often fires more complicated, harder-to -dodge patterns. Sometimes a stage may have a "sub-boss" which appears near the middle of the stage, serving as an obstacle until the player can defeat it.</text:span></text:p>
      <text:p text:style-name="P3"/>
      <text:p text:style-name="P3"><text:tab/>Our game consists of a single stage, populated by three very basic types of enemies. These enemies are the "Ram," which mindlessly flies forward, does not shoot, and relies solely on colliding with the player; the "Drone," which briefly appears on screen, fires a bullet, and then leaves; and the "Brute" which fires large volleys of bullets. <text:span text:style-name="T2">Originally we had intended to have this third enemy class take multiple hits to destroy, but we could not implement this, despite having the time to do so, due to a major disagreement between us. A boss at the end of the stage was planned as well, but time constraints forced us to scrap it, but the code for it is still present.</text:span></text:p>
      <text:p text:style-name="P3"/>
      <text:p text:style-name="P3"><text:tab/>The player controls a single ship. The ship's movement is governed by the arrow keys, and the player presses 'Z' to fire the ship's laser cannon. A single hit from anything will destroy the ship, causing the player to lose a life. Once all three lives are depleted, it's Game Over. <text:span text:style-name="T2">We had originally planned for the ship to have a small hitbox, as in a true danmaku game, to assist the player with navigating the bullet patterns. However, went were unable to implement it due to time constraints and more disagreements.</text:span></text:p>
      <text:p text:style-name="P3"/>
      <text:p text:style-name="P5"><text:soft-page-break/><text:tab/>In order to run the game, use the terminal to run pygame_project.py using pytho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S</meta:editing-duration>
    <meta:editing-cycles>5</meta:editing-cycles>
    <meta:generator>LibreOffice/4.3.7.2$Linux_X86_64 LibreOffice_project/430$Build-2</meta:generator>
    <dc:date>2015-10-06T13:38:38.845552491</dc:date>
    <dc:creator>Zachary Haney</dc:creator>
    <meta:document-statistic meta:table-count="0" meta:image-count="0" meta:object-count="0" meta:page-count="2" meta:paragraph-count="7" meta:word-count="360" meta:character-count="2069" meta:non-whitespace-character-count="1712"/>
    <meta:user-defined meta:name="Info 1"/>
    <meta:user-defined meta:name="Info 2"/>
    <meta:user-defined meta:name="Info 3"/>
    <meta:user-defined meta:name="Info 4"/>
  </office:meta>
</office:document-meta>
</file>